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0.2857" calcext:value-type="float">
            <text:p>0.2857</text:p>
          </table:table-cell>
          <table:table-cell office:value-type="float" office:value="600" calcext:value-type="float">
            <text:p>600</text:p>
          </table:table-cell>
          <table:table-cell office:value-type="float" office:value="-171.42" calcext:value-type="float">
            <text:p>-171.42</text:p>
          </table:table-cell>
          <table:table-cell table:formula="of:=[.D2]*[.E2]+[.F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0.2857" calcext:value-type="float">
            <text:p>0.2857</text:p>
          </table:table-cell>
          <table:table-cell office:value-type="float" office:value="950" calcext:value-type="float">
            <text:p>950</text:p>
          </table:table-cell>
          <table:table-cell office:value-type="float" office:value="-171.42" calcext:value-type="float">
            <text:p>-171.42</text:p>
          </table:table-cell>
          <table:table-cell table:formula="of:=[.D3]*[.E3]+[.F3]" office:value-type="float" office:value="99.995" calcext:value-type="float">
            <text:p>99.99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['lin_calc',[0.2857,'V00WOH1RUM1CO01',-171.42]]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Messbereic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ROUND(([.C17]-[.C16])/([.B17]-[.B16]);4)" office:value-type="float" office:value="-25.5" calcext:value-type="float">
            <text:p>-25.5</text:p>
          </table:table-cell>
          <table:table-cell table:formula="of:=-1*[.B17]*[.D16]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.00.0000</text:date>, <text:time style:data-style-name="N2" text:time-value="08:17:38.9345166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1:36:36.298904409</meta:creation-date>
    <dc:date>2017-04-28T08:28:47.178499676</dc:date>
    <meta:editing-duration>PT1H1M32S</meta:editing-duration>
    <meta:editing-cycles>3</meta:editing-cycles>
    <meta:generator>LibreOffice/5.3.1.2$Linux_X86_64 LibreOffice_project/30m0$Build-2</meta:generator>
    <meta:document-statistic meta:table-count="1" meta:cell-count="24" meta:object-count="0"/>
  </office:meta>
</office:document-meta>
</file>